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2.992cm"/>
        </style:tab-stops>
      </style:paragraph-properties>
      <style:text-properties fo:font-size="13pt" fo:language="fr" fo:country="FR" style:font-size-asian="13pt" style:language-asian="zxx" style:country-asian="none" style:font-size-complex="13pt" style:language-complex="zxx" style:country-complex="none"/>
    </style:style>
    <style:style style:name="T1" style:family="text">
      <style:text-properties style:use-window-font-color="true" style:font-name="Times New Roman" fo:font-style="normal" fo:font-weight="normal" fo:background-color="transparent" style:font-name-asian="Times New Roman1" style:font-style-asian="normal" style:font-weight-asian="normal" style:font-name-complex="Times New Roman1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s le Sceptre : Gargamel (1 sur 190 persos) peut faire alchimie 3 fois, 1 potion sur 10 est Filtre elfistateur<text:tab/>1/545 une fois par jour</text:p>
      <text:p text:style-name="P1"/>
      <text:p text:style-name="P1">Dans la ceinture gardesorts : toutes les heures 3% de chance de 1 chance sur 300 de parchemin d'elphomorphose<text:tab/>1/300 toutes les heures</text:p>
      <text:p text:style-name="P1"/>
      <text:p text:style-name="P1">Dans le coffre : Grimoire de Dillpateur → Sort elfomorphose assuré <text:tab/>1,5% de chance par le Coffre, 100% de chance avec le Mod tweaker.</text:p>
      <text:p text:style-name="P1"/>
      <text:p text:style-name="P1">Dans la <text:span text:style-name="T1">Rupture fantastique de Bakanëo <text:tab/>100% de chance si le lanceur check attentivement tous les sort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M9S</meta:editing-duration>
    <meta:editing-cycles>7</meta:editing-cycles>
    <meta:generator>OpenOffice/4.1.14$Win32 OpenOffice.org_project/4114m1$Build-9811</meta:generator>
    <dc:date>2025-06-21T10:56:06.52</dc:date>
    <meta:document-statistic meta:table-count="0" meta:image-count="0" meta:object-count="0" meta:page-count="1" meta:paragraph-count="4" meta:word-count="90" meta:character-count="506"/>
    <meta:user-defined meta:name="Info 1"/>
    <meta:user-defined meta:name="Info 2"/>
    <meta:user-defined meta:name="Info 3"/>
    <meta:user-defined meta:name="Info 4"/>
  </office:meta>
</office:document-meta>
</file>